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7847" officeooo:paragraph-rsid="001e78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90546262" text:style-name="L1">
        <text:list-item>
          <text:p text:style-name="P1">What are the main animals that are supplied in kathmandu valley?</text:p>
        </text:list-item>
        <text:list-item>
          <text:p text:style-name="P1">What are the main agricultural products that are supplied in the valley?</text:p>
        </text:list-item>
        <text:list-item>
          <text:p text:style-name="P1">What is the difference in supplying animals vs agri products?</text:p>
        </text:list-item>
        <text:list-item>
          <text:p text:style-name="P1">From which districts animals and agri products are mainly supplied?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8:46:58.426832788</meta:creation-date>
    <dc:date>2021-04-15T19:04:39.579868061</dc:date>
    <meta:editing-duration>PT7M31S</meta:editing-duration>
    <meta:editing-cycles>1</meta:editing-cycles>
    <meta:document-statistic meta:table-count="0" meta:image-count="0" meta:object-count="0" meta:page-count="1" meta:paragraph-count="5" meta:word-count="48" meta:character-count="274" meta:non-whitespace-character-count="235"/>
    <meta:generator>LibreOffice/6.4.6.2$Linux_X86_64 LibreOffice_project/40$Build-2</meta:generator>
  </office:meta>
</office:document-meta>
</file>